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8e86ae" style:text-align-source="fix" style:repeat-content="false" fo:border="0.74pt solid #2a6099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s</text:p>
            <text:p>Choix</text:p>
            <text:p>Importants</text:p>
          </table:table-cell>
          <table:table-cell table:style-name="ce2" office:value-type="string" calcext:value-type="string">
            <text:p>Pages</text:p>
            <text:p>Articles</text:p>
          </table:table-cell>
          <table:table-cell table:style-name="ce14" office:value-type="string" calcext:value-type="string">
            <text:p>pages pdf</text:p>
          </table:table-cell>
          <table:table-cell table:style-name="ce15" table:formula="of:=INT(([.I1]+4)/2)" office:value-type="float" office:value="19" calcext:value-type="float">
            <text:p>19</text:p>
          </table:table-cell>
          <table:table-cell table:style-name="ce14" office:value-type="string" calcext:value-type="string">
            <text:p>page </text:p>
            <text:p>Dictionnaire</text:p>
          </table:table-cell>
          <table:table-cell table:style-name="ce15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3"/>
          <table:table-cell table:style-name="ce6" office:value-type="float" office:value="297" calcext:value-type="float">
            <text:p>29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bi-</text:p>
          </table:table-cell>
          <table:table-cell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 table:number-columns-repeated="2"/>
          <table:table-cell table:style-name="ce6" office:value-type="string" calcext:value-type="string">
            <text:p>129 / 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4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 table:number-columns-repeated="2"/>
          <table:table-cell table:style-name="ce6" office:value-type="string" calcext:value-type="string">
            <text:p>158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 table:number-columns-repeated="2"/>
          <table:table-cell table:style-name="ce6" office:value-type="string" calcext:value-type="string">
            <text:p>158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59 / 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170 / 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6 / 3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string" calcext:value-type="string">
            <text:p>26 / 3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 table:number-columns-repeated="2"/>
          <table:table-cell table:style-name="ce6" office:value-type="string" calcext:value-type="string">
            <text:p>129 / 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3"/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4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3"/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05 / 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7 / 46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so-</text:p>
          </table:table-cell>
          <table:table-cell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sogonal</text:p>
          </table:table-cell>
          <table:table-cell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9 / 3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201 / 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204 / 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40 / 4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ndiagonal</text:p>
          </table:table-cell>
          <table:table-cell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 table:number-columns-repeated="2"/>
          <table:table-cell table:style-name="ce6" office:value-type="string" calcext:value-type="string">
            <text:p>226 / 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52 / 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29 / 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 table:number-columns-repeated="2"/>
          <table:table-cell table:style-name="ce6" office:value-type="string" calcext:value-type="string">
            <text:p>179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string" calcext:value-type="string">
            <text:p>43 / 4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5 / 4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/>
          <table:table-cell table:style-name="ce6" office:value-type="string" calcext:value-type="string">
            <text:p>246 / 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/>
          <table:table-cell table:style-name="ce6" office:value-type="string" calcext:value-type="string">
            <text:p>126 / 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32 / 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31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68 / 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  <table:table-cell table:style-name="ce6"/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  <table:table-cell table:style-name="ce6"/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  <table:table-cell table:style-name="ce6"/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diagonal</text:p>
          </table:table-cell>
          <table:table-cell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folium</text:p>
          </table:table-cell>
          <table:table-cell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8" calcext:value-type="float">
            <text:p>2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 table:number-rows-repeated="1046469">
          <table:table-cell table:number-columns-repeated="9"/>
        </table:table-row>
        <table:table-row table:style-name="ro2">
          <table:table-cell table:number-columns-repeated="2"/>
          <table:table-cell table:style-name="ce6"/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E2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57:56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17:17:46.707000000</dc:date>
    <meta:editing-duration>PT2H51M33S</meta:editing-duration>
    <meta:editing-cycles>39</meta:editing-cycles>
    <meta:generator>LibreOffice/7.6.2.1$Windows_X86_64 LibreOffice_project/56f7684011345957bbf33a7ee678afaf4d2ba333</meta:generator>
    <meta:document-statistic meta:table-count="1" meta:cell-count="8524" meta:object-count="0"/>
  </office:meta>
</office:document-meta>
</file>